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SimSun1" svg:font-family="SimSun, 宋体" style:font-pitch="variable"/>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Calibri" svg:font-family="Calibri, 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eab7" officeooo:paragraph-rsid="0016eab7"/>
    </style:style>
    <style:style style:name="P2" style:family="paragraph" style:parent-style-name="Standard">
      <style:text-properties officeooo:rsid="00171237" officeooo:paragraph-rsid="00171237"/>
    </style:style>
    <style:style style:name="P3" style:family="paragraph" style:parent-style-name="Standard"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g 1</text:p>
      <text:p text:style-name="Standard"/>
      <text:p text:style-name="Standard">Lukas Vater Willi hat uns früh abgeholt und hat uns mit unseren Fahrrädern zum Flughafen gebracht. Nach einigem hin und her packe konnten wir endlich den Boarding Bereich betreten und haben dann eine Runde PKW action gespielt Annelie und Hendrix Mama waren auch da. Hendrik hat zwei Judo Rollen gemacht. Angekommen in Faro haben wir unsere Fahrräder aufgebaut der Flughafen ist super geil da sind fahrradstände und Ständer wo man seine Fahrräder richtig geil wieder zusammenbauen kann. Dann haben wir uns im Flughafen Gangplatz gesucht der war aber eigentlich gar nicht geil und da haben wir dann geschlafen. </text:p>
      <text:p text:style-name="Standard"/>
      <text:p text:style-name="Standard">Tag 2</text:p>
      <text:p text:style-name="Standard"/>
      <text:p text:style-name="Standard">in der Nacht haben Hendrik und Lukas am Handy gezockt währenddessen hat Renas ganz tief und fest geschlafen. Lukas ging es morgens dann nicht so gut weil er sehr sehr wenig geschlafen hatte und weil die Klimaanlage so kalt eingestellt war dass er sich ein bisschen erkältet gefühlt hat. Kurz nachdem die Sonne dann aufgegangen ist sind wir dann aufgestanden haben unsere Sachen zusammen gepackt haben ein kleines Brötchen gefrühstückt und sind losgefahren. Es war relativ einfach aus Faro heraus zu fahren und es wurde sehr sehr schnell warm und noch wärmer bis wir dann endlich ein paar Pausen gemacht haben unter anderem haben wir auch bei einem Lidl eingekauft. Mittags um 12 Uhr machen wir dann unsere erste richtig große Pause am Meer am Algarve Strand. Wir bauen das Zelt als Sonnenschutz auf und springen das erste Mal ins Wasser. Um 16 Uhr fahren wir dann weiter Richtung Lagos. Dann kommen wir irgendwann in portimao an und düsen weiter richtung farm. Auf den letzten 10km ist es sehr beschwerlich. Hendrik noch 1% energie und atembeschwerden. Wir kommen um zehn viel zu spät bei der pizzanigt an. Die pizza night ist ein krasses komerzfestival geworden. Mit bis zu 800 gästen. Früher war alles besser sagt renas. Rudi buisy, wir bauen zelt auf und pennen. Keinen bock auf pizza night stress. </text:p>
      <text:p text:style-name="Standard"/>
      <text:p text:style-name="Standard">102km 850hm durchschnittstemp 8000°C max steigung 14%</text:p>
      <text:p text:style-name="Standard">Tag 3</text:p>
      <text:p text:style-name="Standard"/>
      <text:p text:style-name="Standard">Wir lassen von der sonne wecken und schwitzen uns krass einen ab. Die leute auf der farm lassen uns nach viel Diskussion in der küche kochen. Dann chillen wir im schatten , kiffen und stellen fest das wir vor nachmittag wegen der krassen sonne nicht losfahren können. Morgen ist aber sonntag lol. Also fahren renas und lukas nach marmelete hoch, fast 300 höhenheter, und kaufen alles brot in dem laden. <text:soft-page-break/>Hendrik chillt währenddesen unter nem baum. Abends gibts dann nochmal stress als wir kochen wollen. Es gibt aber auch chillige leute da, zb Johnny der mit seinem hund minni und nem bike unterwegs ist. Dann schlafen.</text:p>
      <text:p text:style-name="Standard"/>
      <text:p text:style-name="Standard">Tag 4</text:p>
      <text:p text:style-name="Standard"/>
      <text:p text:style-name="Standard">Wecker auf 6 uhr , stehen um halb 7 sieben auf und bauen das zelt ab. Dann mit gepäck hoch nach marmelete. Hendrik geht es wieder viel viel besser. Wir helfen beim aufstiegt einem opa seine mofa aus nem bach zu ziehen. Die abfahrt nach aljezur ist geil. Dann chillen wir uns an einen parkplatz. Renas und luke fahren kurz an einen strand und springen einmal ins meer. Währenddessen chillt hendrik auf dem parkplatz. Als renas und luke wieder da sind wird geschnitzt, frisbee gespielt, eine piripiri flasche geext und aus der leeren flasche eine bong gebaut. Dann fahren wir weiter bis es dunkel wird.wir suchen uns einen relativ teureren Zeltplatz aus weil wir nix gutes zum wildzelten finden. Dann wird gekocht und geduscht. Schön.</text:p>
      <text:p text:style-name="Standard">86 km 1021hm</text:p>
      <text:p text:style-name="Standard">Tag 5</text:p>
      <text:p text:style-name="Standard">Aufbruch gegen 12 uhr erst. Die nacht war kalt und es ist sehr schwül und feucht. Am horizont sehen wir eine fette wolke, wo wir schließlich auch rein fahren. Riecht nach waldbrand. Der euro velo fürht uns lange auf schlechten schotterwegen entlang. Es wird aber nach und nach besser. .es gibt eine witzige nacktfotosession an einem felsigen strand. Hendrik mag jetzt tunfisch. Ab sines wird der weg hammergeil. Wir fahren auch ein stückchen autobahn und kommen schließlich in einem kleinen wäldchen an wo wir unser zelt aufschlagen. Hendrik baut das zelt auf und renas und lukas rauchen bong. Dann isst hendrik nackt ein tunfischbrot und lukas muss ganz lange darüber lachen lol.</text:p>
      <text:p text:style-name="Standard">83km 380hm 13 pastells 4:30h</text:p>
      <text:p text:style-name="Standard"/>
      <text:p text:style-name="Standard">Tag 6</text:p>
      <text:p text:style-name="Standard">Lauft richtig gut. Frühstück bei lidl, dann mit wenig bergen losheitzen. Fahren eine lange landzunge vor setubal entlang. Der strand ist ultra schlimm überfüllt, und auf den straßen stauen sich die autos. Nochmal kurz vor der fähre nach setubal ins wasser springen. Wir entscheiden uns nicht die Abkürzung nach Lissabon zu nehmen, und stattdessen den längeren eurovelo zu fahren. Es ist unglaublich schön, steil und heiß! Die abfahrt bringt uns direkt zu unserem zeltplatz, der wenig kostet und von woaus wir zum strand fahren um da zu kochen. Hendrik und lukas disskutieren über löschflugzeuge und hendrik wird könig weil er sich die eichel tasert. Dann ab ins bett.</text:p>
      <text:p text:style-name="Standard">100km 930hm 6:20h 12 pastells</text:p>
      <text:p text:style-name="Standard"><text:soft-page-break/></text:p>
      <text:p text:style-name="Standard">Tag 7</text:p>
      <text:p text:style-name="Standard"/>
      <text:p text:style-name="Standard">Morgens mit nem müsli im bauch ab nach lissabon. Wir machen eine sehr lange pause bei burger king und dann mit der fähre richtung Innenstadt. renas wird könig als er in ein hafenbecken springt. Dann chillen wir im park mit geiler aussicht, kochen unser abendessen, ölen die kette von einer frau und düsen weiter zum decathlon. Wir kaufen uns nen haufen geilen scheiß und fahren mit dem gedanken in einem ausstellungszelt zu schlafen, zum Zeltplatz. Wir sitzen noch lange beim Campingplatz an der steckdose, chillen, trinken bier und rauchen Haschisch.</text:p>
      <text:p text:style-name="Standard">48km 488hm 6 pastel 3:11h</text:p>
      <text:p text:style-name="Standard"/>
      <text:p text:style-name="Standard">Tag 8 </text:p>
      <text:p text:style-name="Standard">Wir brechen nach einem gemütlichen Frühstück und ausschlafen und einer schönen dusche um 12 Uhr aus Lissabon auf. Es ist ultra heiß und die radwege sind geil als wir endlich die stadt verlassen. Plötzlich am Meer fängt es übelst krass an zu stürmen. Vor den bergen halt. Wir fahren trozdem hoch, undzwar in eine fette wolke. Alles wird auf einmal kälter und die sichtweite wird deutlich kürzer. Kurze pause bei einem spaar wo wir uns hänchenkeulen kaufen und essen. Nach ein paar krassen Steigungen verzichten wir darauf zum westlichsten Ort kontinentaleuropas zu fahren, wegen der schlechten sicht, und fahren stattdessen eine kleine Abkürzung. Schließlich chillen wir uns bei immer noch wolkigem himmel auf ein feld und warten darauf das es dunkel wird um da unser zelt aufzubauen.</text:p>
      <text:p text:style-name="Standard">67km 730 hm 4:20h 0 pastells</text:p>
      <text:p text:style-name="Standard"/>
      <text:p text:style-name="Standard">Tag 9 </text:p>
      <text:p text:style-name="Standard">Wir stehen sehr früh auf und sitzen schon um 8 uhr auf dem fahrrad. Der anfänglich bestehende nebel verschwindet flott und wir haben wunderbares wetter! Es ist teilweise ultra steil, und wir haben Gegenwind.dann ballern wir und ballern wir. Schließlich fällt der entschluss noch bis nach leiria zu ballern, wo wir bei tiago pennen können. Vor dem letzten Anstieg hauen sich hendrik und lukas einen powerriegel rein. Die spätere abfahrt wird dann geballert als es schon dunkel ist. Um 22 Uhr sind wir bei tiago! Duschen geil! Luke und renas kommen mit tjago noch mit aufs stadtteilfest.</text:p>
      <text:p text:style-name="Standard">146km 1360hm 8pasteil 8:50h</text:p>
      <text:p text:style-name="Standard">Tag 10 </text:p>
      <text:p text:style-name="Standard">Wir schlafen lange, frühstücken und kochen danach direkt mittag essen, und fahren dann mit ihm an den strand und haben viel spaß beim surfen! Abends gehen wir mit ihm noch ein bierchen trinken.</text:p>
      <text:p text:style-name="Standard"><text:soft-page-break/>Tag 11</text:p>
      <text:p text:style-name="Standard">Wir haben uns entscheiden noch einen zweiten pause tag zu machen. Weil tjago heute nur einen zweisitzer hat müssen renas und lukas mit dem fahrrad zum strand fahren. Hendrik macht keine surfstunde und schießt fotos. Abends sachen packen.</text:p>
      <text:p text:style-name="Standard">50 km... 3pasteil</text:p>
      <text:p text:style-name="Standard">Tag 12</text:p>
      <text:p text:style-name="Standard">Um 9 Uhr sitzen wir auf den rädern und fahren mit wenig pausen richtung norden. Bei einem fahrradgeschäft halten wir und wechseln ein kettenblatt von lukas damit er einen kleineren gang hat #demkniezuliebe. mittag gibts bei lidl in der toefgerage. renas klaut einen straßenpoller.Wir machen eine sehr lange pause und spielen viel frisbee und mit dem straßenpoller den renas geklaut hat. Dann wird die straße ultimativ schlecht und wir machen moch 10 km bis wir uns entschloeßen hier einfaxh 100 meter neben der straße zu zelten. Renas fährt noch zu einem supermarkt, der leider geschlossen hat. Also gibt es nur brot zum abendessen.</text:p>
      <text:p text:style-name="Standard"/>
      <text:p text:style-name="Standard">86km 4:45h 585hm 0pastel</text:p>
      <text:p text:style-name="Standard">Tag 13</text:p>
      <text:p text:style-name="Standard"/>
      <text:p text:style-name="Standard">Fahren ohne Frühstück los und essen in der nähe eines supermarktes bei einem rastplatz mit nervigen kindern, die einen kleiken sehr lauten quas fahren. Wir kochen nudeln und pesto. Dann geht es unmotiviert weiter. Wir fühlen uns schlapp und kaputt. Mit einer kleinen fähre geht es über eine landzunge zurück aufs festland. Wir haben dollen gegenwind und sind sehr schwach. An nem strand gibts dicke tunfischbrötchen. Vielleicht haben uns die melonenkaugummies krank gemacht. Abends kommen wir dann bei tjagos kumpel an. Eine coole hippiekommune wo alles sehr entspannt scheint.</text:p>
      <text:p text:style-name="Standard">86km 150hm 5:00h</text:p>
      <text:p text:style-name="Standard">Tag 14</text:p>
      <text:p text:style-name="Standard">Ab nach porto! Morgends noch minztee gekocht und mit eistee gemischt. Nach 30km gibts bei einem asiaten unser mittagessen. Irgendwann ungefähr 200 m neben einem lidl wird das zelt aufgeschlagen.</text:p>
      <text:p text:style-name="Standard">75km 670hm 5:15h</text:p>
      <text:p text:style-name="Standard">Tag 15</text:p>
      <text:p text:style-name="Standard">Hallo lieber Tagesbuch, hier spricht Lukas. Und Hendrik und Renas. Heute morgen eier gekocht und frisches müsli bei lidl gekauft. Dann fangen sir an un zu beeilen und sind um 11 Uhr auf dem fahrrad. Wir wollen es heute bis vigo schaffen, um von dort aus mit dem bus nach oviedo abkürzen zu können. Aber <text:soft-page-break/>es sind noch 100 km bis vigo, also müssen wir ballern. Der letzte pause stop in portugal ist bei einer Bibliothek, von wo aus wir mit viel aufwand aus die tickets buchen. Dann mit der fähre rüber nach spanien! Kurz hinter der grenzen schließen wir uns zwei polnischen radpilgefern an. Die aussicht ist hier übertrieben geik, und die radwege sind sehr angenehm zu befahren. An einem kleinen strand waschen wir uns nochmal und dann gehts mit kleineren umwegen zu nem Campingplatz.</text:p>
      <text:p text:style-name="Standard">107km 5:45h 600hm</text:p>
      <text:p text:style-name="Standard">Tag 16</text:p>
      <text:p text:style-name="Standard">Wir stehen sehr früh auf und ballern nach vigo. Wir kommen pünktlich zum bus und zerlegen unEre räder und tun da ein paar plastiktüten dran. Dann 7 stunden busfahrt. Jippi. In oviedo bauen wir unsere räder wieder auf und dann essen wir döner mit pommes. Schmeckt leider nicht so toll -.- dann gehts noch ein paar km weiter. Wir fragen ein älteres Ehepaar ob wir auf deren grundstück eine nacht zelten können und kriegen ein ja, auch wenn sie kein wort englisch verstehen. Dann wird noch eine flasche wein beim Sonnenuntergang geleert und dann ab ins bett.</text:p>
      <text:p text:style-name="Standard">35km 370hm 2:10h</text:p>
      <text:p text:style-name="Standard">Tag 17</text:p>
      <text:p text:style-name="Standard">Morgens früh los. Wir lassen unseren Gastgebern noch einen zettel da mit google translator spanischen grüßen. Dann zum supermarkt, wo wir kochen und eine lange pause machen. Der weg läuft ständig leicht bergab, und wir kommen sehr gut vorran. Links und rechts von uns bauen sich aber hohe berge auf. Es ist aber wunderschön. Dann fahren wir zum Campingplatz. Dann gibts wieder ne Flasche Wein und Bier, dabei benehmen wir uns fragwürdig.</text:p>
      <text:p text:style-name="Standard">100km 670hm 5h</text:p>
      <text:p text:style-name="Standard">Tag 18</text:p>
      <text:p text:style-name="Standard">Heute haben wir schön ausgeschlafen. Dann am strand gechillt, ein riesiges fahrrad in den sand gemalt und eine flasche wein getrunken. Außerdem habenwir uns entscheiden über tulouse nach hause zu fahren.</text:p>
      <text:p text:style-name="Standard">Tag 19</text:p>
      <text:p text:style-name="Standard">Aufstehn, kochen, losfahren. Hheute wird geballert weil wir dein bisschen das gefühl haben noch bis nach touluse kommen zu wollen. wir gehen mittags pizza essen hmmm. Bei einem mcdonalds buchen wir die rückflüge von touluse nach Frankfurt main. Hendrik und lukas buchen für den 8ten september, renas für den 11ten. Hendrik nimmt noch wettbedingt ein vorsicht rutschig schild mit. Wetter ist morgends geil und am frühen abend fängt es an zu regnen. Wir fragen bei einem bauern ob wir bei ihm zelten dürfen ¿esta bien montar la tienda aki? Er hat nix dagegen. Renas und luke gehen noch einkaufen und der bauer prügelt seine hunde lol. Der pausetag hat uns sehr gut getan!</text:p>
      <text:p text:style-name="Standard"/>
      <text:p text:style-name="Standard"><text:soft-page-break/>129km 6:55h 1400hm</text:p>
      <text:p text:style-name="Standard">Tag 20</text:p>
      <text:p text:style-name="Standard">Morgens gibts brot und dann gehts los. Es ist heute mega hügelig! Wir schwitzen uns nass und machen auf den ersten 18km schon über 300 Höhenmeter. wir sehen extrem viele wanderer, bzw pilgerer. irgendwo hält uns die polizei an weil wir zweimal über rot gefahren sind. Aber wir müssen gkeine strafe zahlen. Bei bilbao machen wir unsere alljährliche ikea pause. Leckere hotdogs. Die stadt ist sehr nervig mit ganz vielen ampeln. Später finden wir bei der suche nach einem wildcampingplatz ein auto wo zwei leutchen drinnen poppen. Hier können wir nicht übernachten. Aber ein bisschen weiter gibts ne schöne wiese für uns unter nem telefonmast. Im südwesten blizt es hell. Gute nacht liebes tagesbuch.</text:p>
      <text:p text:style-name="Standard">90km 5:20h 1090hm</text:p>
      <text:p text:style-name="Standard">Tag 21</text:p>
      <text:p text:style-name="Standard">Lukas Ruhe:</text:p>
      <text:p text:style-name="Standard">hallo lieber lukas, i bims, tagebuch. Heute haben wir ne ganz ordentliche bergetappe gemachen. Drei richtig dicke dinger, jeweils so etwa 400 m hoch und dann ist das ziel der campingplatz 50 km vor pamplona. Die ersten beiden berge schwitzen wir uns einen ab, dann fängt es an zu gewittern. Mit sehr viel regen. Nach einer stunde im unterstand fangen wir an zu kochen, woraufhin es durch wundersame weise direkt aufhört zu regnen. Als wir fertig sind mit kochen fängt es direkt wieder zu regnen an, wir ziehen uns unsere regenjacken an und fahren den letzten berg hoch. Renas findet noch ne riesensuchini. Es wird stockdunkel und es regnet weiter. Alles ist scheiße. Oben auf 620 m ü nn angekommen wird es dann auch noch richtig kalt. Beim Campingplatz bauen wir unser zelt im regen auf. Dann wird ganz lange geduscht. Die putzfrauen warten auf uns bis wir fertig sind.</text:p>
      <text:p text:style-name="Standard">95km 6:15h 1350hm</text:p>
      <text:p text:style-name="Standard">Tag 22</text:p>
      <text:p text:style-name="Standard">ausschlafen ohne wecker. Um kurz nach 12 Uhr verlassen wir den Campingplatz. In pamplona machen wir eine pause bei einem burgerking. Burgerking hat aber einen stromausfall. Deswegen gibts burger von kfc. <text:s/>Lukas erfindet das eierpeckeln. Eierpeckeln hat aber absolut nichts mit dem normalen pekkeln zu tun. Auf nem feld finden wir heute unseren schlafplatz. Bei einem 3 sterne fluss.</text:p>
      <text:p text:style-name="Standard">80km 640hm 4:20h</text:p>
      <text:p text:style-name="Standard">Tag 23</text:p>
      <text:p text:style-name="Standard">Heute morgen sind wir recht früh aufgestanden und dann mit der morgensonne ab zum Campingplatz. In der stadt lumbier ist viel abgeriegelt und es sieht so aus als würden hier solche stierrennen stattfinden. Der campingplatz (iturbero) ist sehr geil und der chef zeigt uns auf ner reliefkarte den weg den wir morgen zum pass fahren sollen. Das zelt ist schon vor 12 uhr wieder aufgebaut. Dann essen wir, kochen eier und fahren zu einem kleinen canyon den uns der Campingplatz chef empfohlen hat. Sehr <text:soft-page-break/>schön hier. Abends gehen wir in die stadt. Hier ist ne riesensause. Am ende läuft ein pyrostier durch die menge und alle laufenlaufe vor ihm weg. Es ist ein sehr lustiger abend.</text:p>
      <text:p text:style-name="Standard"/>
      <text:p text:style-name="Standard">19km 1:15h 165hm</text:p>
      <text:p text:style-name="Standard">Tag 24</text:p>
      <text:p text:style-name="Standard">11 uhr sitzen wir erst auf den rädern und zielen darauf heute die pyrinäen zu überqueren. Aber wir haben ein bisschen gegenwind. Und es geht bergauf. Wir machen ne ganz nette lange pause mit allem drum und dran. Danach wirds endlich richtig leicht. Auf der passauffahrt machen wir nur eine kleine pause wo wir powerriegel essen und unsere knie mit olbastropfen versorgen. Oben ist es mörderwindig und kalt. Renas schwächelt. Hendrik und lukas sind als erste oben. Beim passschild vom port de larrau wird ne selfiesession eingelegt und dann gibt ne sehr steile, sehr lange abfahrt. Unsere bremsen leiden. Dann sind wir auch schon beim Campingplatz und bauen glücklich unser zelt auf.</text:p>
      <text:p text:style-name="Standard">85km 5:44h 1544hm</text:p>
      <text:p text:style-name="Standard"/>
      <text:p text:style-name="Standard">Tag 25</text:p>
      <text:p text:style-name="Standard">Ausschlafen, einkaufen und dann nach 10km bei einer picknickbank Lange und geil frühstücken. dann 70km nach pau mit wenigen und nur kurzen pausen. Der campingplatz in pau hat leider geschlossen. Wir bauen hier trozdem unser zelt auf und gehen einkaufen und danach fett pizza essen. Der pizza kebab laden hat leider keine pizza, also müssen wir zu legend pizza. Danach machen wir beim zelt ein kleines feuer, luke und renas kaufen sich hasch bei zwei leuten die im bmw vorbeifahren bzw bei dem bierbauch-und-boxershorts-nachbarn und rauchen bong, und dann chillen wir hart.</text:p>
      <text:p text:style-name="Standard">85km 4:40h 800hm</text:p>
      <text:p text:style-name="Standard"/>
      <text:p text:style-name="Standard">Tag 25 </text:p>
      <text:p text:style-name="Standard">Wir schlafen übelst lange aus. In der nacht hat es sehr dolle geregnet. Dann lungern wir bis 18 uhr rum und essen, peckeln, massieren, schwimmen und lassen von einem polizisten sagen das wir nur eine nacht hierbleiben dürfen. DannIch fahren wir zu McDonald's und kaufen uns haufenweise Hamburger und laden am einer steckdose ein bisschen strom auf unsere geräte. Dann zurück zum zelt. Weil der wein nicht schmeckt fahren renas und lukas los und holen einem neuen wein der auch nicht schmeckt. Luke und renas zocken bis tief in die nacht, während hendrik in der hängematte schläft bis es anfängt zu nieseln.</text:p>
      <text:p text:style-name="Standard"/>
      <text:p text:style-name="Standard">14km50min50hm. </text:p>
      <text:p text:style-name="Standard"><text:soft-page-break/></text:p>
      <text:p text:style-name="Standard">Tag 26</text:p>
      <text:p text:style-name="Standard">Guten morgen! Renas entscheidet sich mit dem zug nach toulose zu fahren, luke und hendrik ballern aber! Obwohl wir erst um 12 Uhr loskommen, machen wir schon bis 16 Uhr fast 70km. Dann gibts ein paar wirklich krasse steigungen mit bis zu 25% und endlich sind wir oben beim aldi angekommen. Jetzt nur noch 20km zum Campingplatz und dann ab in die heia.</text:p>
      <text:p text:style-name="Standard">2250hm 111km 5:50h</text:p>
      <text:p text:style-name="P1">Tag 27</text:p>
      <text:p text:style-name="P1">Die heutige flachetappe entlang der Garonne nach Touluse entpuppt sich als Rückenwind lastig. Obwohl wir erst um 12 Uhr auf den Rädern sitzen schaffen wir es letzlich um 21 Uhr in Touluse zu sein. Es gibt nur eine kleinere Pause bei einem Aldi. Wir fahren viel auf der Landstraße und rotzen ordentlich Kilometer weg, trozdem ist es ein herrlicher Tag zum Fahrrad fahren! Bei unserer Ankunft fahren wir zu Renas, Isa und Paula wo wir auf der terasse ein bier trinken und anschließend noch einen Döner essen gehen. Dann fahren wir zu unserem Warmshowers Gastbeber, eine ca. 35 Jahre alte Frau, die leider von innen den Schlüssel hat stecken lassen. Also müssen wir sie wecken damit sie uns aufmacht.<text:line-break/><text:line-break/><text:line-break/>1262Hm 124 km</text:p>
      <text:p text:style-name="P1">Tag 28</text:p>
      <text:p text:style-name="P1">Morgens schlafen wir wieder ewig aus, dann fahren wir zu den Mädels, wo wir Hashbrownies Backen. Mit denen im Gepäck fahren wir schließlich zu dem Cafe Bleubleu, wo wir bis 18 Uhr chillen, bevor wir mit den Mädels zurück düsen. Danach hören wir noch lange Musik und chillen auf den Sofas von den Gastgebern von Isa und Paula. Abends gehts dann an die Garonne, einen Wein trinken und Pizza essen. Die Pizza ist übertrieben lecker, und wir genießen dabei noch eine kostenlose Feuershow.</text:p>
      <text:p text:style-name="P1">25km</text:p>
      <text:p text:style-name="P1"/>
      <text:p text:style-name="P1">Tag 29</text:p>
      <text:p text:style-name="P2">Abreise Tag! Wir stehen früh auf, packen all unseren scheiß und Frühstücken noch zusammen mit Ranes vor einem Supermarkt. Dann fahren wir zu einem Radladen und holen uns Kartons. Am Flughafen stoßen wir auf das Problem das wir unsere Pedalen nicht abmontieren können, weil wir die zange bei renas vergessen haben. Weil wir sie aber im Radladen schoneinmal vorgelockert haben, schaffen wir es schlussendlich mit dem Letherman vom Hausmeister (der uns fälschlicherweise einen Bolzenschneider gebracht hat). Beim einchecken wird Festgestellt, die Kartons sind zu groß, also alles nochmal ausräumen, Röntgen und dann wieder einräumen. Viel zu gestresst bekommen wir letztlich doch noch <text:soft-page-break/>unseren Flieger nach Frankfurt. Bei der Gepäckannahre in Frankfurt stellen wir fest, dass die Kartons offen sind oder auch waren :O Ein lustiger Typ (Onkel) schenkt uns indisches Eisteepulver. Dann chillen wir noch 3 Stunden im McDonals und verpassen anschließen fast unseren Bus, weil wir am falschen Bus-Terminal warten. 7 Uhr morgens sind wir dann endlich glücklich und unausgeschlafen in Bre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SimSun1" svg:font-family="SimSun, 宋体" style:font-pitch="variable"/>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Calibri" svg:font-family="Calibri, 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Calibri" style:font-family-generic="swiss" style:font-pitch="variable" fo:font-size="11pt" fo:language="en" fo:country="US" style:font-name-asian="SimSun1" style:font-family-asian="SimSun, 宋体" style:font-pitch-asian="variable" style:font-size-asian="11pt" style:language-asian="zh" style:country-asian="CN" style:font-name-complex="Times New Roman" style:font-family-complex="'Times New Roman', '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bsatzstandardschriftart" style:family="text">
      <style:text-properties style:font-name="Calibri" fo:font-family="Calibri, Calibri" style:font-family-generic="swiss" style:font-pitch="variable" style:font-name-asian="SimSun1" style:font-family-asian="SimSun, 宋体" style:font-pitch-asian="variable" style:font-name-complex="Times New Roman" style:font-family-complex="'Times New Roman', 'Times New Roman'"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landscape"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AWEI GRA-L09</meta:initial-creator>
    <meta:creation-date>2017-08-11T15:07:41.050000000</meta:creation-date>
    <dc:date>2017-09-11T20:20:10.109000000</dc:date>
    <meta:editing-duration>PT5H18M21S</meta:editing-duration>
    <meta:editing-cycles>2</meta:editing-cycles>
    <meta:generator>LibreOffice/4.4.7.2$Windows_x86 LibreOffice_project/f3153a8b245191196a4b6b9abd1d0da16eead600</meta:generator>
    <meta:document-statistic meta:table-count="0" meta:image-count="0" meta:object-count="0" meta:page-count="9" meta:paragraph-count="85" meta:word-count="3146" meta:character-count="18781" meta:non-whitespace-character-count="15710"/>
  </office:meta>
</office:document-meta>
</file>